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0c22a5"/>
    </style:style>
    <style:style style:name="P4" style:family="paragraph" style:parent-style-name="Text_20_body">
      <style:paragraph-properties fo:margin-top="0cm" fo:margin-bottom="0cm" loext:contextual-spacing="false"/>
      <style:text-properties officeooo:paragraph-rsid="000e8f98"/>
    </style:style>
    <style:style style:name="P5" style:family="paragraph" style:parent-style-name="Text_20_body">
      <style:paragraph-properties fo:margin-top="0cm" fo:margin-bottom="0cm" loext:contextual-spacing="false"/>
      <style:text-properties officeooo:paragraph-rsid="00100154"/>
    </style:style>
    <style:style style:name="P6" style:family="paragraph" style:parent-style-name="Text_20_body">
      <style:paragraph-properties fo:margin-top="0cm" fo:margin-bottom="0cm" loext:contextual-spacing="false"/>
      <style:text-properties fo:color="#3333ff" officeooo:paragraph-rsid="00100154"/>
    </style:style>
    <style:style style:name="P7" style:family="paragraph" style:parent-style-name="Text_20_body">
      <style:paragraph-properties fo:margin-top="0cm" fo:margin-bottom="0cm" loext:contextual-spacing="false"/>
      <style:text-properties fo:color="#3333ff" officeooo:rsid="00100b0a" officeooo:paragraph-rsid="00100b0a"/>
    </style:style>
    <style:style style:name="P8" style:family="paragraph" style:parent-style-name="Text_20_body">
      <style:paragraph-properties fo:margin-top="0cm" fo:margin-bottom="0cm" loext:contextual-spacing="false"/>
      <style:text-properties fo:color="#3333ff" officeooo:rsid="00137ec0" officeooo:paragraph-rsid="00137ec0"/>
    </style:style>
    <style:style style:name="P9" style:family="paragraph" style:parent-style-name="Text_20_body">
      <style:paragraph-properties fo:margin-top="0cm" fo:margin-bottom="0cm" loext:contextual-spacing="false"/>
      <style:text-properties officeooo:paragraph-rsid="00100b0a"/>
    </style:style>
    <style:style style:name="P10" style:family="paragraph" style:parent-style-name="Text_20_body">
      <style:paragraph-properties fo:margin-top="0cm" fo:margin-bottom="0cm" loext:contextual-spacing="false"/>
      <style:text-properties officeooo:rsid="00100b0a" officeooo:paragraph-rsid="00100b0a"/>
    </style:style>
    <style:style style:name="P11" style:family="paragraph" style:parent-style-name="Text_20_body">
      <style:paragraph-properties fo:margin-top="0cm" fo:margin-bottom="0cm" loext:contextual-spacing="false"/>
      <style:text-properties officeooo:paragraph-rsid="0011db8b"/>
    </style:style>
    <style:style style:name="P12" style:family="paragraph" style:parent-style-name="Text_20_body">
      <style:paragraph-properties fo:margin-top="0cm" fo:margin-bottom="0cm" loext:contextual-spacing="false"/>
      <style:text-properties officeooo:paragraph-rsid="00137ec0"/>
    </style:style>
    <style:style style:name="P13" style:family="paragraph" style:parent-style-name="Text_20_body">
      <style:paragraph-properties fo:margin-top="0cm" fo:margin-bottom="0cm" loext:contextual-spacing="false"/>
      <style:text-properties officeooo:paragraph-rsid="001387eb"/>
    </style:style>
    <style:style style:name="P14" style:family="paragraph" style:parent-style-name="Text_20_body">
      <style:paragraph-properties fo:margin-top="0cm" fo:margin-bottom="0cm" loext:contextual-spacing="false"/>
      <style:text-properties officeooo:paragraph-rsid="00153f56"/>
    </style:style>
    <style:style style:name="P15" style:family="paragraph" style:parent-style-name="Text_20_body">
      <style:paragraph-properties fo:margin-top="0cm" fo:margin-bottom="0cm" loext:contextual-spacing="false"/>
      <style:text-properties officeooo:paragraph-rsid="00156529"/>
    </style:style>
    <style:style style:name="P16" style:family="paragraph" style:parent-style-name="Text_20_body">
      <style:paragraph-properties fo:margin-top="0cm" fo:margin-bottom="0cm" loext:contextual-spacing="false"/>
      <style:text-properties officeooo:paragraph-rsid="001724f1"/>
    </style:style>
    <style:style style:name="P17" style:family="paragraph" style:parent-style-name="Text_20_body">
      <style:paragraph-properties fo:margin-top="0cm" fo:margin-bottom="0cm" loext:contextual-spacing="false"/>
      <style:text-properties officeooo:paragraph-rsid="00176aa4"/>
    </style:style>
    <style:style style:name="P18" style:family="paragraph" style:parent-style-name="Text_20_body">
      <style:paragraph-properties fo:margin-top="0cm" fo:margin-bottom="0cm" loext:contextual-spacing="false"/>
      <style:text-properties officeooo:paragraph-rsid="0017c488"/>
    </style:style>
    <style:style style:name="P19" style:family="paragraph" style:parent-style-name="Text_20_body">
      <style:paragraph-properties fo:margin-top="0cm" fo:margin-bottom="0cm" loext:contextual-spacing="false"/>
      <style:text-properties fo:color="#000000" officeooo:paragraph-rsid="000c22a5"/>
    </style:style>
    <style:style style:name="P20" style:family="paragraph" style:parent-style-name="Text_20_body">
      <style:paragraph-properties fo:margin-top="0cm" fo:margin-bottom="0cm" loext:contextual-spacing="false"/>
      <style:text-properties fo:color="#0000cc" officeooo:rsid="001724f1" officeooo:paragraph-rsid="001724f1"/>
    </style:style>
    <style:style style:name="P21" style:family="paragraph" style:parent-style-name="Text_20_body">
      <style:paragraph-properties fo:margin-top="0cm" fo:margin-bottom="0cm" loext:contextual-spacing="false"/>
      <style:text-properties fo:color="#0000cc" officeooo:rsid="00236aa1" officeooo:paragraph-rsid="00236aa1"/>
    </style:style>
    <style:style style:name="P22" style:family="paragraph" style:parent-style-name="Text_20_body">
      <style:paragraph-properties fo:margin-top="0cm" fo:margin-bottom="0cm" loext:contextual-spacing="false"/>
      <style:text-properties fo:color="#0000cc" officeooo:rsid="00263cab" officeooo:paragraph-rsid="00263cab"/>
    </style:style>
    <style:style style:name="P23" style:family="paragraph" style:parent-style-name="Text_20_body">
      <style:paragraph-properties fo:margin-top="0cm" fo:margin-bottom="0cm" loext:contextual-spacing="false"/>
      <style:text-properties fo:color="#0000cc" officeooo:rsid="00100b0a" officeooo:paragraph-rsid="00100b0a"/>
    </style:style>
    <style:style style:name="P24" style:family="paragraph" style:parent-style-name="Text_20_body">
      <style:paragraph-properties fo:margin-top="0cm" fo:margin-bottom="0cm" loext:contextual-spacing="false"/>
      <style:text-properties fo:color="#0000cc" officeooo:rsid="002da7e8" officeooo:paragraph-rsid="002da7e8"/>
    </style:style>
    <style:style style:name="P25" style:family="paragraph" style:parent-style-name="Text_20_body">
      <style:paragraph-properties fo:margin-top="0cm" fo:margin-bottom="0cm" loext:contextual-spacing="false"/>
      <style:text-properties fo:color="#0000cc" officeooo:rsid="00137ec0" officeooo:paragraph-rsid="00137ec0"/>
    </style:style>
    <style:style style:name="P26" style:family="paragraph" style:parent-style-name="Text_20_body">
      <style:paragraph-properties fo:margin-top="0cm" fo:margin-bottom="0cm" loext:contextual-spacing="false"/>
      <style:text-properties fo:color="#0000cc" officeooo:rsid="00153f56" officeooo:paragraph-rsid="00153f56"/>
    </style:style>
    <style:style style:name="P27" style:family="paragraph" style:parent-style-name="Text_20_body">
      <style:paragraph-properties fo:margin-top="0cm" fo:margin-bottom="0cm" loext:contextual-spacing="false"/>
      <style:text-properties fo:color="#0000cc" officeooo:rsid="0016e48d" officeooo:paragraph-rsid="0016e48d"/>
    </style:style>
    <style:style style:name="P28" style:family="paragraph" style:parent-style-name="Text_20_body">
      <style:paragraph-properties fo:margin-top="0cm" fo:margin-bottom="0cm" loext:contextual-spacing="false"/>
      <style:text-properties fo:color="#0000cc" officeooo:rsid="001c9a73" officeooo:paragraph-rsid="001c9a73"/>
    </style:style>
    <style:style style:name="P29" style:family="paragraph" style:parent-style-name="Text_20_body">
      <style:paragraph-properties fo:margin-top="0cm" fo:margin-bottom="0cm" loext:contextual-spacing="false"/>
      <style:text-properties fo:color="#0000cc" officeooo:rsid="003639ca" officeooo:paragraph-rsid="003639ca"/>
    </style:style>
    <style:style style:name="P30" style:family="paragraph" style:parent-style-name="Text_20_body">
      <style:paragraph-properties fo:margin-top="0cm" fo:margin-bottom="0cm" loext:contextual-spacing="false"/>
      <style:text-properties fo:color="#0000cc" officeooo:rsid="00394c60" officeooo:paragraph-rsid="00394c60"/>
    </style:style>
    <style:style style:name="P31" style:family="paragraph" style:parent-style-name="Text_20_body">
      <style:paragraph-properties fo:margin-top="0cm" fo:margin-bottom="0cm" loext:contextual-spacing="false"/>
      <style:text-properties fo:color="#0000cc" officeooo:rsid="0050213a" officeooo:paragraph-rsid="0050213a"/>
    </style:style>
    <style:style style:name="P32" style:family="paragraph" style:parent-style-name="Text_20_body">
      <style:paragraph-properties fo:margin-top="0cm" fo:margin-bottom="0cm" loext:contextual-spacing="false"/>
      <style:text-properties fo:color="#0000cc" officeooo:rsid="00519960" officeooo:paragraph-rsid="00519960"/>
    </style:style>
    <style:style style:name="P33" style:family="paragraph" style:parent-style-name="Text_20_body">
      <style:paragraph-properties fo:margin-top="0cm" fo:margin-bottom="0cm" loext:contextual-spacing="false"/>
      <style:text-properties fo:color="#0000cc" officeooo:rsid="0046510e" officeooo:paragraph-rsid="00527c31"/>
    </style:style>
    <style:style style:name="P34" style:family="paragraph" style:parent-style-name="Text_20_body">
      <style:paragraph-properties fo:margin-top="0cm" fo:margin-bottom="0cm" loext:contextual-spacing="false"/>
      <style:text-properties fo:color="#0000cc" officeooo:rsid="0053f8e1" officeooo:paragraph-rsid="0053f8e1"/>
    </style:style>
    <style:style style:name="P35" style:family="paragraph" style:parent-style-name="Text_20_body">
      <style:paragraph-properties fo:margin-top="0cm" fo:margin-bottom="0cm" loext:contextual-spacing="false"/>
      <style:text-properties officeooo:paragraph-rsid="00236aa1"/>
    </style:style>
    <style:style style:name="P36" style:family="paragraph" style:parent-style-name="Text_20_body">
      <style:paragraph-properties fo:margin-top="0cm" fo:margin-bottom="0cm" loext:contextual-spacing="false"/>
      <style:text-properties fo:color="#cc66ff" officeooo:rsid="002d2a84" officeooo:paragraph-rsid="002d2a84"/>
    </style:style>
    <style:style style:name="P37" style:family="paragraph" style:parent-style-name="Text_20_body">
      <style:paragraph-properties fo:margin-top="0cm" fo:margin-bottom="0cm" loext:contextual-spacing="false"/>
      <style:text-properties fo:color="#cc66ff" officeooo:rsid="001387eb" officeooo:paragraph-rsid="001387eb"/>
    </style:style>
    <style:style style:name="P38" style:family="paragraph" style:parent-style-name="Text_20_body">
      <style:paragraph-properties fo:margin-top="0cm" fo:margin-bottom="0cm" loext:contextual-spacing="false"/>
      <style:text-properties officeooo:paragraph-rsid="002d2a84"/>
    </style:style>
    <style:style style:name="P39" style:family="paragraph" style:parent-style-name="Text_20_body">
      <style:paragraph-properties fo:margin-top="0cm" fo:margin-bottom="0cm" loext:contextual-spacing="false"/>
      <style:text-properties officeooo:paragraph-rsid="002da7e8"/>
    </style:style>
    <style:style style:name="P40" style:family="paragraph" style:parent-style-name="Text_20_body">
      <style:paragraph-properties fo:margin-top="0cm" fo:margin-bottom="0cm" loext:contextual-spacing="false"/>
      <style:text-properties officeooo:paragraph-rsid="003dc867"/>
    </style:style>
    <style:style style:name="P41" style:family="paragraph" style:parent-style-name="Text_20_body">
      <style:paragraph-properties fo:margin-top="0cm" fo:margin-bottom="0cm" loext:contextual-spacing="false"/>
      <style:text-properties officeooo:paragraph-rsid="004aad9b"/>
    </style:style>
    <style:style style:name="P42" style:family="paragraph" style:parent-style-name="Text_20_body">
      <style:paragraph-properties fo:margin-top="0cm" fo:margin-bottom="0cm" loext:contextual-spacing="false"/>
      <style:text-properties officeooo:paragraph-rsid="004c4c97"/>
    </style:style>
    <style:style style:name="P43" style:family="paragraph" style:parent-style-name="Text_20_body">
      <style:paragraph-properties fo:margin-top="0cm" fo:margin-bottom="0cm" loext:contextual-spacing="false"/>
      <style:text-properties officeooo:paragraph-rsid="0053f8e1"/>
    </style:style>
    <style:style style:name="P44" style:family="paragraph" style:parent-style-name="Text_20_body" style:list-style-name="L1"/>
    <style:style style:name="P45" style:family="paragraph" style:parent-style-name="Text_20_body" style:list-style-name="L1">
      <style:paragraph-properties fo:margin-top="0cm" fo:margin-bottom="0cm" loext:contextual-spacing="false"/>
    </style:style>
    <style:style style:name="P46" style:family="paragraph" style:parent-style-name="Text_20_body">
      <style:paragraph-properties fo:margin-top="0cm" fo:margin-bottom="0cm" loext:contextual-spacing="false"/>
      <style:text-properties fo:color="#0000cc" officeooo:rsid="00380939" officeooo:paragraph-rsid="0024f2f8"/>
    </style:style>
    <style:style style:name="P47" style:family="paragraph" style:parent-style-name="Text_20_body">
      <style:paragraph-properties fo:margin-top="0cm" fo:margin-bottom="0cm" loext:contextual-spacing="false"/>
      <style:text-properties fo:color="#0000cc" officeooo:rsid="0046e6d3" officeooo:paragraph-rsid="00527c31"/>
    </style:style>
    <style:style style:name="P48" style:family="paragraph" style:parent-style-name="Text_20_body">
      <style:paragraph-properties fo:margin-top="0cm" fo:margin-bottom="0cm" loext:contextual-spacing="false"/>
      <style:text-properties fo:color="#0000cc" officeooo:rsid="00593fdf" officeooo:paragraph-rsid="00593fdf"/>
    </style:style>
    <style:style style:name="P49" style:family="paragraph" style:parent-style-name="Text_20_body">
      <style:paragraph-properties fo:margin-top="0cm" fo:margin-bottom="0cm" loext:contextual-spacing="false"/>
      <style:text-properties officeooo:paragraph-rsid="00156529"/>
    </style:style>
    <style:style style:name="P50" style:family="paragraph" style:parent-style-name="Heading_20_2">
      <style:text-properties officeooo:paragraph-rsid="000c22a5"/>
    </style:style>
    <style:style style:name="T1" style:family="text">
      <style:text-properties fo:color="#000000"/>
    </style:style>
    <style:style style:name="T2" style:family="text">
      <style:text-properties fo:color="#000000" fo:font-weight="bold"/>
    </style:style>
    <style:style style:name="T3" style:family="text">
      <style:text-properties officeooo:rsid="0016e48d"/>
    </style:style>
    <style:style style:name="T4" style:family="text">
      <style:text-properties officeooo:rsid="00213325"/>
    </style:style>
    <style:style style:name="T5" style:family="text">
      <style:text-properties fo:color="#0000cc"/>
    </style:style>
    <style:style style:name="T6" style:family="text">
      <style:text-properties fo:color="#0000cc" officeooo:rsid="000f932b"/>
    </style:style>
    <style:style style:name="T7" style:family="text">
      <style:text-properties fo:color="#0000cc" officeooo:rsid="00223d2e"/>
    </style:style>
    <style:style style:name="T8" style:family="text">
      <style:text-properties fo:color="#0000cc" officeooo:rsid="00100154"/>
    </style:style>
    <style:style style:name="T9" style:family="text">
      <style:text-properties fo:color="#0000cc" officeooo:rsid="002da7e8"/>
    </style:style>
    <style:style style:name="T10" style:family="text">
      <style:text-properties fo:color="#0000cc" officeooo:rsid="002f0c4b"/>
    </style:style>
    <style:style style:name="T11" style:family="text">
      <style:text-properties fo:color="#0000cc" officeooo:rsid="0031b482"/>
    </style:style>
    <style:style style:name="T12" style:family="text">
      <style:text-properties fo:color="#0000cc" officeooo:rsid="00176aa4"/>
    </style:style>
    <style:style style:name="T13" style:family="text">
      <style:text-properties fo:color="#0000cc" officeooo:rsid="0017c488"/>
    </style:style>
    <style:style style:name="T14" style:family="text">
      <style:text-properties fo:color="#0000cc" officeooo:rsid="003639ca"/>
    </style:style>
    <style:style style:name="T15" style:family="text">
      <style:text-properties fo:color="#0000cc" officeooo:rsid="003716b2"/>
    </style:style>
    <style:style style:name="T16" style:family="text">
      <style:text-properties fo:color="#0000cc" officeooo:rsid="003c8ee6"/>
    </style:style>
    <style:style style:name="T17" style:family="text">
      <style:text-properties fo:color="#0000cc" officeooo:rsid="0011db8b"/>
    </style:style>
    <style:style style:name="T18" style:family="text">
      <style:text-properties fo:color="#0000cc" officeooo:rsid="00213325"/>
    </style:style>
    <style:style style:name="T19" style:family="text">
      <style:text-properties fo:color="#0000cc" officeooo:rsid="00445768"/>
    </style:style>
    <style:style style:name="T20" style:family="text">
      <style:text-properties fo:color="#0000cc" officeooo:rsid="004aad9b"/>
    </style:style>
    <style:style style:name="T21" style:family="text">
      <style:text-properties fo:color="#0000cc" officeooo:rsid="004be47e"/>
    </style:style>
    <style:style style:name="T22" style:family="text">
      <style:text-properties fo:color="#0000cc" officeooo:rsid="004c4c97"/>
    </style:style>
    <style:style style:name="T23" style:family="text">
      <style:text-properties fo:color="#0000cc" officeooo:rsid="004e4a5e"/>
    </style:style>
    <style:style style:name="T24" style:family="text">
      <style:text-properties fo:color="#0000cc" officeooo:rsid="004e7f52"/>
    </style:style>
    <style:style style:name="T25" style:family="text">
      <style:text-properties fo:color="#0000cc" officeooo:rsid="005195c4"/>
    </style:style>
    <style:style style:name="T26" style:family="text">
      <style:text-properties fo:color="#0000cc" officeooo:rsid="0053f8e1"/>
    </style:style>
    <style:style style:name="T27" style:family="text">
      <style:text-properties fo:color="#0000cc" fo:font-style="italic" officeooo:rsid="0053f8e1" style:font-style-asian="italic" style:font-style-complex="italic"/>
    </style:style>
    <style:style style:name="T28" style:family="text">
      <style:text-properties fo:color="#0000cc" fo:font-style="normal" officeooo:rsid="0053f8e1" style:font-style-asian="normal" style:font-style-complex="normal"/>
    </style:style>
    <style:style style:name="T29" style:family="text">
      <style:text-properties fo:color="#0000cc" officeooo:rsid="005534d4"/>
    </style:style>
    <style:style style:name="T30" style:family="text">
      <style:text-properties fo:color="#0000cc" officeooo:rsid="0055d24d"/>
    </style:style>
    <style:style style:name="T31" style:family="text">
      <style:text-properties fo:color="#0000cc" officeooo:rsid="00593fdf"/>
    </style:style>
    <style:style style:name="T32" style:family="text">
      <style:text-properties officeooo:rsid="0027bc0a"/>
    </style:style>
    <style:style style:name="T33" style:family="text">
      <style:text-properties officeooo:rsid="002ba90e"/>
    </style:style>
    <style:style style:name="T34" style:family="text">
      <style:text-properties officeooo:rsid="002da7e8"/>
    </style:style>
    <style:style style:name="T35" style:family="text">
      <style:text-properties officeooo:rsid="002dddec"/>
    </style:style>
    <style:style style:name="T36" style:family="text">
      <style:text-properties officeooo:rsid="002ecf01"/>
    </style:style>
    <style:style style:name="T37" style:family="text">
      <style:text-properties officeooo:rsid="00332fe0"/>
    </style:style>
    <style:style style:name="T38" style:family="text">
      <style:text-properties officeooo:rsid="003b3e61"/>
    </style:style>
    <style:style style:name="T39" style:family="text">
      <style:text-properties officeooo:rsid="004511a8"/>
    </style:style>
    <style:style style:name="T40" style:family="text">
      <style:text-properties officeooo:rsid="005195c4"/>
    </style:style>
    <style:style style:name="T41" style:family="text">
      <style:text-properties fo:font-style="italic" officeooo:rsid="005195c4" style:font-style-asian="italic" style:font-style-complex="italic"/>
    </style:style>
    <style:style style:name="T42" style:family="text">
      <style:text-properties officeooo:rsid="00520931"/>
    </style:style>
    <style:style style:name="T43" style:family="text">
      <style:text-properties officeooo:rsid="00527c31"/>
    </style:style>
    <style:style style:name="T44" style:family="text">
      <style:text-properties officeooo:rsid="0053f8e1"/>
    </style:style>
    <style:style style:name="T45" style:family="text">
      <style:text-properties officeooo:rsid="005534d4"/>
    </style:style>
    <style:style style:name="T46" style:family="text">
      <style:text-properties officeooo:rsid="0055d24d"/>
    </style:style>
    <style:style style:name="T47" style:family="text">
      <style:text-properties officeooo:rsid="00593fd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NE-D-16-42821<text:line-break/>Target-distractor Synchrony Affects Performance in a Novel Motor Task for Studying Action Selection<text:line-break/>PLOS ONE<text:line-break/><text:line-break/>Dear Dr. James,<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major points raised by the reviewers during the review process.<text:line-break/><text:line-break/><text:line-break/>We would appreciate receiving your revised manuscript by Feb 24 2017 11:59PM. When you are ready to submit your revision, log on to <text:a xlink:type="simple" xlink:href="http://pone.edmgr.com/" office:target-frame-name="_blank" xlink:show="new" text:style-name="Internet_20_link" text:visited-style-name="Visited_20_Internet_20_Link">http://pone.edmgr.com/</text:a> and select the 'Submissions Needing Revision' folder to locate your manuscript file.<text:line-break/><text:line-break/>If you would like to make changes to your financial disclosure, please include your updated statement in your cover letter.<text:line-break/><text:line-break/>Please include the following items when submitting your revised manuscript:</text:p>
      <text:list xml:id="list6575574290357355303" text:style-name="L1">
        <text:list-item>
          <text:p text:style-name="P45">A rebuttal letter that responds to each point raised by the academic editor and reviewer(s). This letter should be uploaded as separate file and labeled 'Response to Reviewers'. </text:p>
        </text:list-item>
        <text:list-item>
          <text:p text:style-name="P45">A marked-up copy of your manuscript that highlights changes made to the original version. This file should be uploaded as separate file and labeled 'Revised Manuscript with Track Changes'. </text:p>
        </text:list-item>
        <text:list-item>
          <text:p text:style-name="P44">An unmarked version of your revised paper without tracked changes. This file should be uploaded as separate file and labeled 'Manuscript'.</text:p>
        </text:list-item>
      </text:list>
      <text:p text:style-name="P2">We look forward to receiving your revised manuscript.<text:line-break/><text:line-break/>Kind regards,<text:line-break/><text:line-break/>Thomas Boraud, M.D., Ph.D.<text:line-break/>Academic Editor<text:line-break/>PLOS ONE<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ext:span><text:soft-page-break/><text:span text:style-name="T1">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4: No<text:line-break/></text:p>
      <text:p text:style-name="Horizontal_20_Line"/>
      <text:p text:style-name="P2"><text:line-break/><text:span text:style-name="T1">2. Has the statistical analysis been performed appropriately and rigorously? </text:span><text:line-break/><text:line-break/>Reviewer #1: Yes<text:line-break/><text:line-break/>Reviewer #4: No<text:line-break/></text:p>
      <text:p text:style-name="Horizontal_20_Line"/>
      <text:p text:style-name="P2"><text:line-break/><text:span text:style-name="T1">3. Have the authors made all data underlying the findings in their manuscript fully available?<text:line-break/><text:line-break/>The </text:span><text:a xlink:type="simple" xlink:href="http://www.plosone.org/static/policies.action#sharing" office:target-frame-name="_blank" xlink:show="new"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4: Yes<text:line-break/></text:p>
      <text:p text:style-name="Horizontal_20_Line"/>
      <text:p text:style-name="P2"><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text:soft-page-break/>Reviewer #4: Yes<text:line-break/></text:p>
      <text:p text:style-name="Horizontal_20_Line"/>
      <text:p text:style-name="P19">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p>
      <text:p text:style-name="P3"/>
      <text:h text:style-name="Heading_20_2" text:outline-level="2">Reviewer #1</text:h>
      <text:p text:style-name="P3"/>
      <text:p text:style-name="P16">James and colleagues developed a novel “line task” designed for studying action selection. The task is a tablet-based application easily usable to record reach movements in healthy or pathological subjects. This is an interesting implementation of a task which indeed seems easy to use.<text:line-break/>The results provide slight novel insights into action selection performance in humans and neurophysiological hypothesis in the discussion are sometimes too speculative. However, this is nevertheless an interesting new task with some clear results, but it requires some more in-depth analyses of the data and clarifications. I have the following comments:<text:line-break/><text:line-break/><text:line-break/>- The authors claimed that: “the line task is not constrained to the laboratory and can be used by individuals in their own homes to generate movement data which can then be collected via the internet for analysis by the researcher »<text:line-break/>However, they also need to measure the distance from eye to target (see line 363-364 or 603-604). Moreover the posture and the precise forelimb position have also to be controlled in such a paradigm aiming at controlling precisely the degrees of freedom of reach/grasp movements. How could the authors reconcile these two opposite concerns ?<text:line-break/></text:p>
      <text:p text:style-name="P20"><text:span text:style-name="T40">The reviewer is quite correct that the eye-target distance is referred to in the material. </text:span>I<text:span text:style-name="T4">t’s important to note that we did not </text:span>control for eye to target distance <text:span text:style-name="T40">to ensure that the line task could be carried out in subjects’ homes</text:span>. <text:span text:style-name="T4">In lines 363-364</text:span> we assumed an approximate <text:span text:style-name="T4">eye to target </text:span>distance <text:span text:style-name="T4">only to indicate on the figure the approximate edge of the fovea.</text:span> <text:span text:style-name="T40">The reach movements carried out are of course carried out in multiple dimensions. However, we sought to constrain the </text:span><text:span text:style-name="T41">action space</text:span><text:span text:style-name="T40"> of the task to a single cartesian dimension, in the knowledge that a complex movement would be carried out to move the stylus end point in an approximately one-dimensional motion.</text:span></text:p>
      <text:p text:style-name="P16"><text:line-break/>- The trajectory analysis has been compared with a second alternative approach. It is then important to have the standard deviation of the differences found for the two methods. This is of particular importance because:<text:line-break/>1) The authors stated that (line 299) “The script was most successful in collecting latencies from the no-distractor task condition ».<text:line-break/>2) A 6.6 ms difference exists between the two methods.<text:line-break/><text:soft-page-break/>3) There is only a difference of 9 ms between AD and SD conditions (which is quite small regarding the “uncertainty” above mentioned).</text:p>
      <text:p text:style-name="P4"/>
      <text:p text:style-name="P42"><text:span text:style-name="T21">We applied the same analysis of latencies to the alternative movement analysis and have incorporated these into the results text</text:span><text:span text:style-name="T6">. </text:span><text:span text:style-name="T21">Although there is a small, systematic difference in the absolute values of the means, </text:span><text:span text:style-name="T22">the</text:span><text:span text:style-name="T21"> </text:span><text:span text:style-name="T22">SD and Std. Error of of the means is comparable, as are the differences between the means for the 3 conditions.</text:span><text:line-break/><text:line-break/>- In the same line, please also represent the latency measurement distribution for the second method (same presentation as in fig 6). A comparable distribution for the two methods would validate your alternative approach more firmly.</text:p>
      <text:p text:style-name="P42"/>
      <text:p text:style-name="P42"><text:span text:style-name="T22">Thank you for the suggestion, we have added this graph.</text:span><text:line-break/><text:line-break/>- It would be very interesting to examine whether the latency has a dependence on the distance between the stylus starting position and the distractor (and not only the target as presented in fig 9) in the SD and AD conditions. It is of particular importance because in the AD condition the target and the distractor are not positioned at an equal distance of the stylus position.</text:p>
      <text:p text:style-name="P5"/>
      <text:p text:style-name="P5"><text:span text:style-name="T18">We </text:span><text:span text:style-name="T19">agree that it would be interesting</text:span><text:span text:style-name="T18"> carry out this analysis. For the SD condition, the result would be identical to that presented in fig 9, because the distractor distance is always equal to the target distance </text:span><text:span text:style-name="T22">(but in the opposite direction)</text:span><text:span text:style-name="T8">. </text:span><text:span text:style-name="T22">We did carry out this analysis </text:span><text:span text:style-name="T25">for the AD condition </text:span><text:span text:style-name="T22">and present the result in a figure in the paper. The results are relatively inconclusive, though a trend is </text:span><text:span text:style-name="T25">arguable</text:span><text:span text:style-name="T22">.</text:span><text:line-break/><text:line-break/>- Reversing the colours used for target and distractor should be implemented in the task in order to avoid a possible colour effect.<text:line-break/></text:p>
      <text:p text:style-name="P5"><text:span text:style-name="T7">We</text:span><text:span text:style-name="T23"> agree that this would have been an important </text:span><text:span text:style-name="T24">manipulation in</text:span><text:span text:style-name="T23"> the experiment, and we</text:span><text:span text:style-name="T7"> have added</text:span><text:span text:style-name="T8"> a discussion point </text:span><text:span text:style-name="T23">accordingly. </text:span><text:line-break/><text:line-break/>Minor:<text:line-break/><text:line-break/>- Line 27: Why brainstem and attention are mentioned in this introduction ? it seems (for me) at odds regarding the whole introduction; please contextualize this reference.<text:line-break/></text:p>
      <text:p text:style-name="P31">We agree that this line was not well contextualized. The paragraph was an attempt to set the scene for the discussion in which we consider the results in the light of the model of Cisek. The general point we sought to raise in the paragraph was that attention and motor control are carried out simultaneously within multiple brain regions, including those in the brainstem. <text:span text:style-name="T40">On reflection, we decided that the paragraph was superfluous to the introduction and replaced it with a paragraph which better describes our motivation for writing this paper.</text:span></text:p>
      <text:p text:style-name="P6"/>
      <text:p text:style-name="P35"><text:soft-page-break/>- Line 44: Explain a bit more this statement (“Reaching movements affect […] saccade trajectories…”); indeed, it could be confusing regarding the sequential process you mentioned line 6 in which it is mentioned that an eye movement is followed by a goal-directed upper limb movement.</text:p>
      <text:p text:style-name="P35"/>
      <text:p text:style-name="P46">The behavioural observation is that the saccade executes first, followed by the limb movement. However, the internal processes have been shown to affect one another, as argued in the referenced material.</text:p>
      <text:p text:style-name="P35"><text:line-break/>- Line 110, the distractor mean jump time is indicated. Please indicate also the target mean jump time in this asynchronous condition and the mean stimulus jump time in the ND and SD conditions.</text:p>
      <text:p text:style-name="P9"/>
      <text:p text:style-name="P22"><text:span text:style-name="T46">We</text:span> have made this change <text:span text:style-name="T32">with more explicit detail.</text:span></text:p>
      <text:p text:style-name="P7"/>
      <text:p text:style-name="P9">- Line 115: please justify the differences regarding the computation of the stimulus location in AD and SD conditions. Why the differences is not only concerned with time?</text:p>
      <text:p text:style-name="P10"/>
      <text:p text:style-name="P23"><text:span text:style-name="T46">We have added this justification, which is that the larger range for the AD distractor allows it to appear to either side of the new target location, whatever the new target location is</text:span>.</text:p>
      <text:p text:style-name="P7"/>
      <text:p text:style-name="P9">- In the figure 1, the word “time” associated with a numerical value appeared on the upper right of the screen; could it be a possible permanent right-sided distractor potentially biasing the action selection ? I suggest removing this notation in the future to avoid possible latency and error effects.</text:p>
      <text:p text:style-name="P9"/>
      <text:p text:style-name="P23"><text:span text:style-name="T33">We agree and i</text:span>n more recent versions <text:span text:style-name="T33">of the line task software, </text:span>this has indeed been removed.</text:p>
      <text:p text:style-name="P7"/>
      <text:p text:style-name="P38">- Line 173: Justify the randomized block (AD, ND or SD blocks) design rather than a randomization on a trial bases.</text:p>
      <text:p text:style-name="P38"/>
      <text:p text:style-name="P32">The reason for avoiding randomization on a trial basis was primarily to collect the maximum number of data points. Had AD, ND and SD trials been intermixed, it would have been necessary to place longer gaps between the trials to correctly separate them, and to allow any distractor line present in the previous trial to be reset or cleared. In fact, it is arguable that it would be impossible to have a no distractor trial placed between trials which contained a distractor, because the subject would have remained vigilent for a distractor throughout.</text:p>
      <text:p text:style-name="P36"/>
      <text:p text:style-name="P39">- Figure 2: I found the fig 2 very confusing; for example, the black arrows indicating the time for the movement to complete is not associated with the corresponding stylus position until the end of this period. Similarly, it seems that the stylus movement is directed away from the target; I guess that this is just because the target (corresponding to event 18) is not visible.<text:line-break/>Perhaps could you use a different y-axis scale in order to see the complete stylus trajectory, as well as the target. You can use a zoom in an inset to present the blue dot-dash lines if the new scale makes them less readable.<text:line-break/>Please indicate in the figure legend that this is a No distractor condition.</text:p>
      <text:p text:style-name="P39"><text:soft-page-break/></text:p>
      <text:p text:style-name="P30"><text:span text:style-name="T42">Thank you for the constructive feedback on the figure and the suggestions. We’</text:span>ve replotted th<text:span text:style-name="T38">is</text:span> figure, removing any ambiguities in line colours and improved the caption text. <text:span text:style-name="T38">As suggested, we used a zoom to show the “stable position region”.</text:span></text:p>
      <text:p text:style-name="P39"><text:line-break/>- Use in the figure 4 the examples of the events 18, 34 and 35 used in figures 2 and 3 in order for the reader to better understand the alternative latency extraction method.</text:p>
      <text:p text:style-name="P24"/>
      <text:p text:style-name="P24">This graph has gone, along with the alternative method description.</text:p>
      <text:p text:style-name="P39"><text:line-break/>- Line 280 “this method is 3ms shorter […]”. Indicate for which case this is shorter.</text:p>
      <text:p text:style-name="P39"/>
      <text:p text:style-name="P24">This line has gone, along with the alternative method description.</text:p>
      <text:p text:style-name="P39"><text:line-break/>- Figure 5: I don’t understand why the distractor position is not visible for the event 49 ?</text:p>
      <text:p text:style-name="P11"/>
      <text:p text:style-name="P12"><text:span text:style-name="T16">This figure has been re-plotted</text:span><text:span text:style-name="T9"> </text:span><text:span text:style-name="T17">with </text:span><text:span text:style-name="T16">a</text:span><text:span text:style-name="T17"> different y axis range.</text:span><text:line-break/><text:line-break/>- The source for the reference [51] is not indicated in the bibliography.<text:line-break/></text:p>
      <text:p text:style-name="P25"><text:span text:style-name="T39">The source of </text:span>P1_Draft.<text:span text:style-name="T39">tex</text:span> <text:span text:style-name="T34">has been </text:span>updated with the conference name <text:span text:style-name="T34">for this reference</text:span>.</text:p>
      <text:p text:style-name="P8"/>
      <text:p text:style-name="P13">- Perhaps the error rate analysis could be:<text:line-break/>First to compare the rate of error trials in each condition (whatever if there are more than one movement errors in the trial). Second to compare for AD, ND and SD rate of errors caused only by target event. Third to compare for AD and SD condition the errors caused by distractor events.<text:line-break/><text:line-break/>- Line 408: indicate the references relative to the sentence : “In contrast to existing studies …].</text:p>
      <text:p text:style-name="P13"/>
      <text:p text:style-name="P37"><text:span text:style-name="T30">We</text:span><text:span text:style-name="T5"> think this </text:span><text:span text:style-name="T10">was</text:span><text:span text:style-name="T5"> an error – </text:span><text:span text:style-name="T10">this is not in contrast to existing studies and </text:span><text:span text:style-name="T30">we</text:span><text:span text:style-name="T10">’ve updated the text accordingly</text:span>.</text:p>
      <text:p text:style-name="P14"/>
      <text:p text:style-name="P14">- Line 507: The Cisek’s model is only partially based on neuronal activity reported in the study [64].</text:p>
      <text:p text:style-name="P14"/>
      <text:p text:style-name="P26">Change<text:span text:style-name="T35">d</text:span> “based on” to <text:span text:style-name="T35">read</text:span> “supported by”</text:p>
      <text:p text:style-name="P15"/>
      <text:p text:style-name="P15">- line 545: the authors stated that “In the asynchronous distractor condition, Cisek’s model would predict latencies comparable with the no-distractor condition for most target events because distractor events are not aligned in time and are therefore unlikely to compete with the target ». It would certainly greatly depend on the delay between the distractor and the target. This point should be discussed.</text:p>
      <text:p text:style-name="P15"/>
      <text:p text:style-name="P15"><text:span text:style-name="T31">The reviewer is correct to point out that delays between distractor and target would be relevant to a discussion of Cisek’s model. We have expanded this discussion, and considered the design of </text:span><text:soft-page-break/><text:span text:style-name="T31">Cisek’s model in more detail.</text:span><text:line-break/><text:line-break/>- line 585 : « using » appeared twice <text:span text:style-name="T3">(typo)</text:span></text:p>
      <text:p text:style-name="P15"/>
      <text:p text:style-name="P27"><text:span text:style-name="T36">F</text:span>ixed in text.</text:p>
      <text:h text:style-name="P50" text:outline-level="2"><text:line-break/>Reviewer #4</text:h>
      <text:p text:style-name="P3"/>
      <text:p text:style-name="P40">In this manuscript, James et al. describe a behavioral task for studying “action selection” in human subjects. Then, using that task, the authors report on the effects of different forms of distractor stimuli on task performance. The task shifts the position of a target line displayed on a tablet computer at unpredictable times and the human subject is instructed to tracks those target shifts using a hand-held stylus. Subject performance was studied under three conditions: no distractor, distractor line (distinguished by an alternate color) shifts synchronized with target shifts, and distractor shifts asynchronously with target shifts. The authors observed that the presence of a distractor slowed reaction times (RT) and increased error rates. The deleterious effects of the distractor were slightly worse when distractor shifts were asynchronous. The authors discuss the relevance of these results to current theories of action selection.<text:line-break/><text:line-break/>This paper is a composite, part a description of the novel task and the methods used to analyze data from the task and part a description of how subjects perform using the task. Because of this hybrid structure the manuscript has limitations as either a methods paper or as a study of human motor behavior. The methods could be described in much more detail. And the behavioral results could be analyzed more completely and, possibly, modeled computationally.<text:line-break/><text:line-break/>MAJOR COMMENTS<text:line-break/>Novelty and utility of task: Although the manuscript argues that this task is novel, the authors are encouraged to explore the extensive literature on step-tracking (for a review see for example E.C. Poulton, 1981, “Human manual control”). Furthermore, the manuscript argues that the simplicity of the task provides significant advantages over previously-used tasks. For example “one dimensional target selection and reach” (line 68). Despite the fact that the task moved targets in one dimension, subjects were required to move the end effector (stylus tip) in two dimensions (across the tablet surface) and movements of the arm are unavoidably in the three dimensions of extra-personal space and in many more dimensions in joint space.<text:line-break/></text:p>
      <text:p text:style-name="P33"><text:span text:style-name="T43">Thank you for the pointer to the literature on step tracking. </text:span>We have incorporated a discussion of step-tracking tasks into the introduction. <text:span text:style-name="T43">Although our line task differs from the step tracking tasks referenced in that the effector (the stylus tip) is co-located with the target, it is clear that our experiment fits in to this body of work.</text:span></text:p>
      <text:p text:style-name="P33"/>
      <text:p text:style-name="P47"><text:soft-page-break/>We wanted to investigate a one dimensional decision space. We would cautiously postulate that the movement is planned in a one-dimensional space, even though the arm makes complex, multi-dimensional rotational movements.</text:p>
      <text:p text:style-name="P40"><text:line-break/>Perhaps the difficulty here is that the distinction between action selection and motor planning is left uncertain.</text:p>
      <text:p text:style-name="P17"/>
      <text:p text:style-name="P17"><text:span text:style-name="T26">This is a fair observation about the manuscript. We avoided making a strong distinction between action selection and motor planning, because we subscribe to the view that they are strongly linked within cortical, thalamo-cortical, basal ganglia and even brainstem neural circuits. </text:span><text:line-break/><text:line-break/>Significance of difference between SD and AD conditions: Inspection of the RT distributions in Fig. 6 make it clear that RTs were distributed very similarly for SD and AD conditions. The nominal significance (p&lt;0.022, line 330) may be due to greater asymmetry of the AD distribution. The subsequent analyses of means (Figs 7 and 8) provide very little additional information. Regardless of approach, the mean difference between SD and AD distributions remains quite small (9 msec) and the RT distributions overlap substantially.</text:p>
      <text:p text:style-name="P17"/>
      <text:p text:style-name="P41"><text:span text:style-name="T20">The analysis of the movement latencies has been re-worked with a linear mixed effects model which indicates an effect for the fixed condition in spite of the random effects between individual subjects. </text:span><text:span text:style-name="T11">A </text:span><text:span text:style-name="T20">bootstrap </text:span><text:span text:style-name="T11">analysis of the difference between means from pairs of conditions </text:span><text:span text:style-name="T20">alongside</text:span><text:span text:style-name="T11"> </text:span><text:span text:style-name="T20">a bootstrap hypothesis test more correctly handles the pairwise sample statistics.</text:span><text:span text:style-name="T11"> Fig 6 has been removed</text:span><text:span text:style-name="T12">.</text:span><text:line-break/><text:line-break/>Relevance of the differences between SD and AD conditions: Although this appears to be most important result, how those results “provide insights into action selection” remains unclear. Why the synchronous vs. asynchronous contrast might matter is not mentioned until the end of Discussion. The one paragraph (lines 565-570) is quite speculative, lacking in citations and disjointed from the rest of the manuscript.<text:line-break/></text:p>
      <text:p text:style-name="P48">We have added a more extensive discussion of how the Cisek model might relate to the small difference observed between SD and AD conditions.</text:p>
      <text:p text:style-name="P17"><text:line-break/>MINOR COMMENTS<text:line-break/>line 27 “microstimulation…” – what is the relevance to the current topic?<text:line-break/></text:p>
      <text:p text:style-name="P21"><text:span text:style-name="T44">The paragraph in which this line appeared has been removed from the introduction</text:span>. <text:span text:style-name="T44">Both reviewers commented on line 27 and on reflection, we felt the entire paragraph was superfluous.</text:span></text:p>
      <text:p text:style-name="P17"><text:line-break/>line 60 “action selection and motor planning” – what is the distinction between the two?<text:line-break/></text:p>
      <text:p text:style-name="P34">In order to avoid confusion, we have modified this sentence to avoid reference to action selection and motor planning. Instead we refer to “Experiments to investigate the nature of arm movements...”</text:p>
      <text:p text:style-name="P17"><text:soft-page-break/><text:line-break/>lines 85-86 Even though movements of the target are constrained to one dimension, it is not clear why the actions being selected during performance of the task do not involve “3D visual/movement transformations”</text:p>
      <text:p text:style-name="P17"/>
      <text:p text:style-name="P43"><text:span text:style-name="T26">We revised this sentence to refer to </text:span><text:span text:style-name="T27">explicit </text:span><text:span text:style-name="T28">3D visual/movement transformations, meaning the kinds of experiments in which objects are arranged in front of the subject and the task involves reaching to press buttons or grasp objects. If the subject were asked to carry out the line task with the tablet at a strange angle, they would probably still be able to do it, and the trajectories may look very similar to those with the tablet in a more natural position; this would illustrate that the subject is of course always making a 3D visual/movement transformation.</text:span><text:line-break/><text:line-break/>line 139 – At what the temporal resolution was the position of the digitizing pen sampled? This sampling resolution should be taken into account in the interpretation of results. For example, if the sampling rate is 60 Hz, then the device will be severely limited in its ability to study differences in performance that approach the sampling interval (i.e., differenced in RT &lt;16.7 msec).<text:line-break/></text:p>
      <text:p text:style-name="P29"><text:span text:style-name="T37">T</text:span>he time of each stylus position datum was recorded to 1 ms precision; <text:span text:style-name="T46">We</text:span>’ve updated the text accordingly.</text:p>
      <text:p text:style-name="P18"><text:line-break/>line 219 “movement error” – were errors in performance signaled to subjects during task performance?</text:p>
      <text:p text:style-name="P18"/>
      <text:p text:style-name="P18"><text:span text:style-name="T13">No </text:span><text:span text:style-name="T14">feedback was given to the subjects; </text:span><text:span text:style-name="T30">We</text:span><text:span text:style-name="T14">’ve written down </text:span><text:span text:style-name="T13">that this was the case. </text:span><text:span text:style-name="T29">Thank you for pointing this out, as it’s an important detail to have recorded.</text:span><text:line-break/><text:line-break/>lines 284-287 – These methods are quite detailed and only relevant if this is intended to be a methods paper.</text:p>
      <text:p text:style-name="P18"/>
      <text:p text:style-name="P18"><text:span text:style-name="T30">We</text:span><text:span text:style-name="T15">’ve replaced these lines with a <text:s/>single sentence referring to the use of R and python</text:span><text:span text:style-name="T13">.</text:span><text:line-break/><text:line-break/>lines 339-345 – The authors are encouraged to consult with a statistician regarding appropriate uses of bootstrap methods.<text:line-break/></text:p>
      <text:p text:style-name="P28"><text:span text:style-name="T45">We</text:span>’ve now computed the standard error of the difference between the means of the distributions and <text:span text:style-name="T45">we</text:span>’ve applied a robust hypothesis test to find the p-value for the distributions being drawn from different populations.</text:p>
      <text:p text:style-name="Horizontal_20_Line"/>
      <text:p text:style-name="Text_20_body"><text:line-break/><text:span text:style-name="T1">6. If you would like your identity to be revealed to the authors, please include your name here (optional).<text:line-break/><text:line-break/>Your name and review will not be published with the manuscript. </text:span><text:line-break/><text:soft-page-break/><text:line-break/>Reviewer #1: (No Response)<text:line-break/><text:line-break/>Reviewer #4: (No Response)<text:lin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text:a xlink:type="simple" xlink:href="http://pace.apexcovantage.com/" office:target-frame-name="_blank" xlink:show="new" text:style-name="Internet_20_link" text:visited-style-name="Visited_20_Internet_20_Link">http://pace.apexcovantage.com/</text:a>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text:a xlink:type="simple" xlink:href="mailto:figures@plos.org" office:target-frame-name="_blank" xlink:show="new" text:style-name="Internet_20_link" text:visited-style-name="Visited_20_Internet_20_Link">figures@plos.org</text:a>.<text:line-break/><text:line-break/>Journal requirements:<text:line-break/> <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text:a xlink:type="simple" xlink:href="http://www.journals.plos.org/plosone/s/file?id=wjVg/PLOSOne_formatting_sample_main_body.pdf" office:target-frame-name="_blank" xlink:show="new" text:style-name="Internet_20_link" text:visited-style-name="Visited_20_Internet_20_Link">http://www.journals.plos.org/</text:a> and <text:a xlink:type="simple" xlink:href="http://www.journals.plos.org/plosone/s/file?id=ba62/PLOSOne_formatting_sample_title_authors_affiliations.pdf" office:target-frame-name="_blank" xlink:show="new" text:style-name="Internet_20_link" text:visited-style-name="Visited_20_Internet_20_Link">http://www.journals.plo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1-18T10:52:10.100003706</meta:creation-date>
    <dc:date>2017-02-15T12:24:34.857972251</dc:date>
    <dc:creator>Seb James</dc:creator>
    <meta:editing-duration>PT13H3M27S</meta:editing-duration>
    <meta:editing-cycles>56</meta:editing-cycles>
    <meta:generator>LibreOffice/5.1.4.2$Linux_X86_64 LibreOffice_project/10m0$Build-2</meta:generator>
    <meta:document-statistic meta:table-count="0" meta:image-count="0" meta:object-count="0" meta:page-count="10" meta:paragraph-count="64" meta:word-count="3602" meta:character-count="22401" meta:non-whitespace-character-count="18769"/>
  </office:meta>
</office:document-meta>
</file>